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in" fo:margin-right="0in" fo:line-height="200%" fo:text-align="center" style:justify-single-word="false" fo:text-indent="0.5in" style:auto-text-indent="true"/>
      <style:text-properties officeooo:rsid="000807c1" officeooo:paragraph-rsid="000807c1"/>
    </style:style>
    <style:style style:name="P2" style:family="paragraph" style:parent-style-name="Standard">
      <style:paragraph-properties fo:margin-left="0in" fo:margin-right="0in" fo:line-height="200%" fo:text-align="center" style:justify-single-word="false" fo:text-indent="0.5in" style:auto-text-indent="true"/>
      <style:text-properties fo:font-style="italic" officeooo:rsid="000807c1" officeooo:paragraph-rsid="000807c1" style:font-style-asian="italic" style:font-style-complex="italic"/>
    </style:style>
    <style:style style:name="P3" style:family="paragraph" style:parent-style-name="Standard">
      <style:paragraph-properties fo:margin-left="0in" fo:margin-right="0in" fo:line-height="200%" fo:text-align="start" style:justify-single-word="false" fo:text-indent="0.5in" style:auto-text-indent="true"/>
      <style:text-properties fo:font-style="normal" officeooo:rsid="0008c343" officeooo:paragraph-rsid="0008c343" style:font-style-asian="normal" style:font-style-complex="normal"/>
    </style:style>
    <style:style style:name="T1" style:family="text">
      <style:text-properties officeooo:rsid="0008c3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Justice - </text:span>Isaiah 48:17-18</text:p>
      <text:p text:style-name="P2">Thus says the Lord, your Redeemer, the Holy One of Israel: “I am the Lord your God,</text:p>
      <text:p text:style-name="P2"><text:s text:c="4"/>who teaches you to profit, who leads you in the way you should go. Oh that you had paid attention to my commandments! Then your peace would have been like a river, and your righteousness like the waves of the sea; your offspring would have been like the sand, and your descendants like its grains; their name would never be cut off or destroyed from before me.”</text:p>
      <text:p text:style-name="P3">Justice. The word in this country as of 2021 means something completely different now than it did when these words were written. Currently, our justice system does not seem to be working all that well. Criminals seem to be skating by at an alarming rate and the people who are effected by their actions seem to have no hope. </text:p>
      <text:p text:style-name="P3">The Lord is a Just God. He will make all things right in the end. It may not seem like it on this side but rest assured a day of atonement will come to all of those who do not believe. We as Christians, can see the proverbial light at the end of the tunnel. We know the end game and we know how all this ends. The world, however still seems to think they have a hope to meet God and think their good works will get them by. </text:p>
      <text:p text:style-name="P3">Most people you meet will say they are not the worst person ever nor are they the best. Most of us had that same outlook before we came to Christ. We did not see the dirt and sin that covered all of us and no matter how many times our “good” works tried to wash us they just made us dirtier and dirtier. When people who have not accepted Jesus as their Savior get in front of Him. He will judge rightly and justly by the law and the same fate will be applied. A life out of Grace and into eternal Hellfire.</text:p>
      <text:p text:style-name="P3">On this side we can only see the evil but if we look close we can completely see the grace and mercy of God. As being Just, He would be justified to take all of us out and sentence all of us to the same punishment for breaking His Holy Laws, but since He is just He sent Christ to atone for all of our sins and transgressions so that we can go before the His throne and He will hear us.</text:p>
      <text:p text:style-name="P3"><text:soft-page-break/>Remember this week that our God is a Just God, and will repay all wrongs that have been done, either in His name or not in His name. God is also merciful and gracious that He gave us a wonderful Savior to ensure that we never have to worry about the fate of facing His Holy Wrath.</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3T20:17:09.118654798</meta:creation-date>
    <dc:title>Default</dc:title>
    <meta:editing-duration>PT10M2S</meta:editing-duration>
    <meta:editing-cycles>2</meta:editing-cycles>
    <meta:generator>LibreOffice/7.0.4.2$Linux_X86_64 LibreOffice_project/00$Build-2</meta:generator>
    <dc:date>2022-09-03T20:37:21.144462825</dc:date>
    <meta:document-statistic meta:table-count="0" meta:image-count="0" meta:object-count="0" meta:page-count="2" meta:paragraph-count="8" meta:word-count="479" meta:character-count="2394" meta:non-whitespace-character-count="1917"/>
    <meta:template xlink:type="simple" xlink:actuate="onRequest" xlink:title="Default" xlink:href="../../../../../../home/pastorczo13/Templates/Default.ott" meta:date="2022-09-03T20:17:06.821533256"/>
  </office:meta>
</office:document-meta>
</file>